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Source Sans Pro" fo:font-size="7pt" officeooo:rsid="001bb431" officeooo:paragraph-rsid="00fdf779" style:font-size-asian="7pt" style:font-size-complex="7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Source Sans Pro" fo:font-size="7pt" officeooo:rsid="001bb431" officeooo:paragraph-rsid="0100c289" style:font-size-asian="7pt" style:font-size-complex="7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Source Sans Pro" fo:font-size="7pt" fo:font-weight="normal" officeooo:rsid="00d96f60" officeooo:paragraph-rsid="0100c289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fo:font-weight="normal" officeooo:rsid="001bb431" officeooo:paragraph-rsid="01010e9b" style:font-size-asian="7pt" style:font-weight-asian="normal" style:font-size-complex="7pt" style:font-weight-complex="normal"/>
    </style:style>
    <style:style style:name="P8" style:family="paragraph" style:parent-style-name="Standard" style:master-page-name="Standard">
      <style:paragraph-properties fo:margin-top="0in" fo:margin-bottom="0in" loext:contextual-spacing="false" fo:line-height="100%" style:page-number="auto" fo:break-before="page"/>
      <style:text-properties style:font-name="Source Sans Pro" fo:font-size="8pt" officeooo:rsid="00057f84" officeooo:paragraph-rsid="00e00906" style:font-size-asian="8pt" style:font-size-complex="8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fo:font-weight="normal" officeooo:rsid="001bb431" officeooo:paragraph-rsid="01010e9b" style:font-size-asian="7pt" style:font-weight-asian="normal" style:font-size-complex="7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fo:font-weight="normal" officeooo:rsid="00057f84" officeooo:paragraph-rsid="001a95a9" style:font-size-asian="7pt" style:font-weight-asian="normal" style:font-size-complex="7pt" style:font-weight-complex="normal"/>
    </style:style>
    <style:style style:name="T1" style:family="text">
      <style:text-properties officeooo:rsid="00f1b0d9"/>
    </style:style>
    <style:style style:name="T2" style:family="text">
      <style:text-properties fo:font-weight="normal" officeooo:rsid="00d96f60" style:font-weight-asian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product in objects"&gt;</text:placeholder></text:p>
      <text:p text:style-name="P4"><text:placeholder text:placeholder-type="text">&lt;company.party.name&gt;</text:placeholder></text:p>
      <text:p text:style-name="P5"><text:placeholder text:placeholder-type="text">&lt;product.name&gt;</text:placeholder> </text:p>
      <text:p text:style-name="P5"><text:span text:style-name="T2">P.V.P $ </text:span><text:span text:style-name="T2"><text:placeholder text:placeholder-type="text">&lt;precio&gt;</text:placeholder></text:span></text:p>
      <text:p text:style-name="P6"><draw:frame draw:style-name="fr1" draw:name="image: (StringIO(str(barcode2)), 'image/jpeg')" text:anchor-type="paragraph" svg:x="0.0681in" svg:y="0.0307in" style:rel-width="79%" svg:height="0.3319in" draw:z-index="0"><draw:text-box fo:min-height="35%" fo:min-width="1.7217in"><text:p text:style-name="P3"/></draw:text-box></draw:frame></text:p>
      <text:p text:style-name="P6"/>
      <text:p text:style-name="P7"/>
      <text:p text:style-name="P7"><text:soft-page-break/><text:span text:style-name="T1"><text:s text:c="8"/>F.P#</text:span><text:span text:style-name="T1"><text:placeholder text:placeholder-type="text">&lt;ref_pro&gt;</text:placeholder></text:span><text:span text:style-name="T1"><text:placeholder text:placeholder-type="text">&lt;product.purchase.party.custom_code&gt;</text:placeholder></text:span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2.2799in" fo:page-height="1.0598in" style:num-format="1" style:print-orientation="landscape" fo:margin-top="0.05in" fo:margin-bottom="0.05in" fo:margin-left="0.05in" fo:margin-right="0.0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24M25S</meta:editing-duration>
    <meta:editing-cycles>102</meta:editing-cycles>
    <meta:generator>LibreOffice/5.0.2.2$Linux_X86_64 LibreOffice_project/37b43f919e4de5eeaca9b9755ed688758a8251fe</meta:generator>
    <dc:date>2016-07-01T15:01:22.551344742</dc:date>
    <meta:document-statistic meta:table-count="0" meta:image-count="0" meta:object-count="0" meta:page-count="2" meta:paragraph-count="7" meta:word-count="19" meta:character-count="224" meta:non-whitespace-character-count="201"/>
  </office:meta>
</office:document-meta>
</file>